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df62" officeooo:paragraph-rsid="001edf62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edf62" officeooo:paragraph-rsid="001edf6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ee2de" officeooo:paragraph-rsid="001ee2de"/>
    </style:style>
    <style:style style:name="P4" style:family="paragraph" style:parent-style-name="Standard">
      <style:paragraph-properties fo:text-align="start" style:justify-single-word="false"/>
      <style:text-properties officeooo:rsid="001f362d" officeooo:paragraph-rsid="001f36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62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36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</text:p>
      <text:p text:style-name="P1">HyperText Markup Language(HTML) is the core language of nearly all Web content.</text:p>
      <text:p text:style-name="P3">HTML is a markup language – a language with specific syntax that instructs a web browser how to display a page.</text:p>
      <text:p text:style-name="P3"/>
      <text:p text:style-name="P3">HTML separates “<text:span text:style-name="T1">contents</text:span>”(words,images,audio,video.. so on) from “<text:span text:style-name="T1">Presentation” </text:span><text:span text:style-name="T3">(instuction for displaying each type of content).</text:span></text:p>
      <text:p text:style-name="P3"><text:span text:style-name="T3"/></text:p>
      <text:p text:style-name="P3"><text:s/><text:span text:style-name="T4">HTML uses predefined set of </text:span><text:span text:style-name="T2">elements</text:span><text:span text:style-name="T4"> to define content types.</text:span></text:p>
      <text:p text:style-name="P3"><text:s/></text:p>
      <text:p text:style-name="P4">Elements contain one or more <text:span text:style-name="T1">tags </text:span><text:span text:style-name="T3">that contain or express content.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46:48.562524120</meta:creation-date>
    <dc:date>2016-11-29T12:27:15.031520725</dc:date>
    <meta:editing-duration>PT9M55S</meta:editing-duration>
    <meta:editing-cycles>1</meta:editing-cycles>
    <meta:document-statistic meta:table-count="0" meta:image-count="0" meta:object-count="0" meta:page-count="1" meta:paragraph-count="7" meta:word-count="68" meta:character-count="452" meta:non-whitespace-character-count="387"/>
    <meta:generator>LibreOffice/5.1.4.2$Linux_x86 LibreOffice_project/10m0$Build-2</meta:generator>
  </office:meta>
</office:document-meta>
</file>